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1</mn>
          </mrow>
          <mi mathvariant="normal">∞</mi>
        </munderover>
        <msub>
          <mi>c</mi>
          <mi>n</mi>
        </msub>
      </mrow>
      <msub>
        <mi>U</mi>
        <mi>n</mi>
      </msub>
      <mrow>
        <mo fence="true" stretchy="false">(</mo>
        <mrow>
          <mi>x</mi>
        </mrow>
        <mo fence="true" stretchy="false">)</mo>
      </mrow>
    </mrow>
    <annotation encoding="StarMath 5.0">f( x ) `=` sum from { n = 1 } to infinity c_n U_n ( x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4:01:19.132000000</meta:creation-date>
    <meta:generator>LibreOffice/4.2.4.2$Windows_x86 LibreOffice_project/63150712c6d317d27ce2db16eb94c2f3d7b699f8</meta:generator>
  </office:meta>
</office:document-meta>
</file>